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6pt" fo:font-weight="bold" officeooo:rsid="000c21cf" officeooo:paragraph-rsid="000c21cf" style:font-size-asian="16pt" style:font-weight-asian="bold" style:font-size-complex="16pt" style:font-weight-complex="bold"/>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ll, here’s my Proposal for this summer. In addition to this you may want to go to the Project’s web site: </text:p>
      <text:p text:style-name="P1"><text:tab/>jesusmaryjoseph.github.io/DBE_Inc </text:p>
      <text:p text:style-name="P1">Navigate to the “Education Dept”.</text:p>
      <text:p text:style-name="P1">1.) on the left side, click on “videos”. There you will find a list of all Ben Eater’s YouTube videos, that form the foundation of this project. You can click on any or all(!) to get a feeling for this project.</text:p>
      <text:p text:style-name="P1"><text:tab/>The students will have access to them for guidance and instruction. They will not be allowed to follow him exactly as I have intentionally altered his layout on purpose!</text:p>
      <text:p text:style-name="P1">2.) On top to the right, click on Packets. This will be the first stop for the students. After they have decided who is going to what, each one will go to their perspective Packet where they will find some “Responsibilities” and “Suggestions” as to how they should manage.</text:p>
      <text:p text:style-name="P1">3.) On top click on “Training”. While not complete yet, this will be the 2<text:span text:style-name="T1">nd</text:span> stop for the students. I will not do any teaching during the whole summer. If they still have questions after going through the “Training” material, they will need to go to the internet for help. I will only be available if they become completely stumped! I still have a fair amount of material to add but feel confident that I can finish it by the end of May.</text:p>
      <text:p text:style-name="P1">4.) On the bottom left is the “IC Data” button. Clicking on that will bring up a complete list of “all” the 74LS-- series Integrated Circuits that the students will be using to build the 8-bit computer. The actual data sheets contain too much technical information that the students don’t need to mess with, so I am simplifying them. You can click on, say the NAND gate (74LS00), I still have quite a bit of work to do on that. I may leave some of that for the students as it involves using Inkscape for the 74LS-- image.</text:p>
      <text:p text:style-name="P1">5.) I haven’t started on the “Testing” section. There is the option to leave this up to the students to fill!</text:p>
      <text:p text:style-name="P1"/>
      <text:p text:style-name="P1"><text:tab/>You can also navigate to any of the other Departments but they are pretty much blank. It will be up to each Manager to populate their own pages! Let me know if you have any questions!</text:p>
      <text:p text:style-name="P1"><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4T11:29:17.366000000</meta:creation-date>
    <dc:date>2025-03-04T12:11:07.556000000</dc:date>
    <meta:editing-duration>PT41M50S</meta:editing-duration>
    <meta:editing-cycles>1</meta:editing-cycles>
    <meta:generator>LibreOffice/7.6.0.3$Windows_X86_64 LibreOffice_project/69edd8b8ebc41d00b4de3915dc82f8f0fc3b6265</meta:generator>
    <meta:document-statistic meta:table-count="0" meta:image-count="0" meta:object-count="0" meta:page-count="1" meta:paragraph-count="11" meta:word-count="384" meta:character-count="2080" meta:non-whitespace-character-count="1700"/>
  </office:meta>
</office:document-meta>
</file>